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f242" officeooo:paragraph-rsid="001bf242"/>
    </style:style>
    <style:style style:name="P2" style:family="paragraph" style:parent-style-name="Standard">
      <style:text-properties officeooo:rsid="001d7d79" officeooo:paragraph-rsid="001dcf17"/>
    </style:style>
    <style:style style:name="P3" style:family="paragraph" style:parent-style-name="Standard">
      <style:text-properties officeooo:rsid="0023d4ea" officeooo:paragraph-rsid="0023d4ea"/>
    </style:style>
    <style:style style:name="P4" style:family="paragraph" style:parent-style-name="Standard">
      <style:text-properties officeooo:paragraph-rsid="0025ee27"/>
    </style:style>
    <style:style style:name="P5" style:family="paragraph" style:parent-style-name="Standard">
      <style:text-properties officeooo:rsid="0025fe38" officeooo:paragraph-rsid="0025fe38"/>
    </style:style>
    <style:style style:name="P6" style:family="paragraph" style:parent-style-name="Standard">
      <style:text-properties fo:font-style="normal" officeooo:rsid="001bf242" officeooo:paragraph-rsid="001bf242" style:font-style-asian="normal" style:font-style-complex="normal"/>
    </style:style>
    <style:style style:name="P7" style:family="paragraph" style:parent-style-name="Standard">
      <style:text-properties fo:font-style="normal" officeooo:rsid="001d7d79" officeooo:paragraph-rsid="001d7d79" style:font-style-asian="normal" style:font-style-complex="normal"/>
    </style:style>
    <style:style style:name="P8" style:family="paragraph" style:parent-style-name="Standard">
      <style:text-properties fo:font-style="normal" officeooo:rsid="001d7d79" officeooo:paragraph-rsid="001dcf17" style:font-style-asian="normal" style:font-style-complex="normal"/>
    </style:style>
    <style:style style:name="P9" style:family="paragraph" style:parent-style-name="Standard">
      <style:text-properties fo:font-style="normal" officeooo:rsid="0025ee27" officeooo:paragraph-rsid="0025ee27" style:font-style-asian="normal" style:font-style-complex="normal"/>
    </style:style>
    <style:style style:name="P10" style:family="paragraph" style:parent-style-name="Standard">
      <style:text-properties fo:font-style="normal" officeooo:rsid="001e6069" officeooo:paragraph-rsid="001e6069" style:font-style-asian="normal" style:font-style-complex="normal"/>
    </style:style>
    <style:style style:name="P11" style:family="paragraph" style:parent-style-name="Standard">
      <style:text-properties fo:font-style="normal" officeooo:rsid="001dcf17" officeooo:paragraph-rsid="001dcf17" style:font-style-asian="normal" style:font-style-complex="normal"/>
    </style:style>
    <style:style style:name="P12" style:family="paragraph" style:parent-style-name="Standard">
      <style:text-properties fo:font-style="normal" officeooo:rsid="002507dd" officeooo:paragraph-rsid="002507dd" style:font-style-asian="normal" style:font-style-complex="normal"/>
    </style:style>
    <style:style style:name="P13" style:family="paragraph" style:parent-style-name="Standard">
      <style:text-properties fo:font-style="normal" officeooo:rsid="00274a51" officeooo:paragraph-rsid="00274a51" style:font-style-asian="normal" style:font-style-complex="normal"/>
    </style:style>
    <style:style style:name="P14" style:family="paragraph" style:parent-style-name="Standard">
      <style:text-properties fo:font-style="normal" officeooo:rsid="0023d4ea" officeooo:paragraph-rsid="0023d4ea" style:font-style-asian="normal" style:font-style-complex="normal"/>
    </style:style>
    <style:style style:name="P15" style:family="paragraph" style:parent-style-name="Standard">
      <style:text-properties fo:font-style="normal" officeooo:rsid="00681d7b" officeooo:paragraph-rsid="00681d7b" style:font-style-asian="normal" style:font-style-complex="normal"/>
    </style:style>
    <style:style style:name="P16" style:family="paragraph" style:parent-style-name="Standard">
      <style:text-properties officeooo:rsid="00681d7b" officeooo:paragraph-rsid="00681d7b"/>
    </style:style>
    <style:style style:name="P17" style:family="paragraph" style:parent-style-name="Standard">
      <style:text-properties officeooo:rsid="00681d7b" officeooo:paragraph-rsid="0068e580"/>
    </style:style>
    <style:style style:name="P18" style:family="paragraph" style:parent-style-name="Standard">
      <style:text-properties officeooo:rsid="006c8835" officeooo:paragraph-rsid="006c8835"/>
    </style:style>
    <style:style style:name="P19" style:family="paragraph" style:parent-style-name="Standard">
      <style:text-properties officeooo:rsid="006c8835" officeooo:paragraph-rsid="006e671f"/>
    </style:style>
    <style:style style:name="P20" style:family="paragraph" style:parent-style-name="Standard">
      <style:text-properties officeooo:rsid="00704ed1" officeooo:paragraph-rsid="00704ed1"/>
    </style:style>
    <style:style style:name="P21" style:family="paragraph" style:parent-style-name="Standard">
      <style:text-properties officeooo:rsid="00731499" officeooo:paragraph-rsid="00731499"/>
    </style:style>
    <style:style style:name="P22" style:family="paragraph" style:parent-style-name="Standard">
      <style:text-properties officeooo:rsid="00734b64" officeooo:paragraph-rsid="00734b64"/>
    </style:style>
    <style:style style:name="P23" style:family="paragraph" style:parent-style-name="Standard">
      <style:text-properties officeooo:rsid="0075362b" officeooo:paragraph-rsid="0075362b"/>
    </style:style>
    <style:style style:name="P24" style:family="paragraph" style:parent-style-name="Standard">
      <style:text-properties officeooo:rsid="0078b6e5" officeooo:paragraph-rsid="0078b6e5"/>
    </style:style>
    <style:style style:name="P25" style:family="paragraph" style:parent-style-name="Preformatted_20_Text">
      <style:text-properties fo:font-style="normal" officeooo:rsid="002d3121" officeooo:paragraph-rsid="002d3121" style:font-style-asian="normal" style:font-style-complex="normal"/>
    </style:style>
    <style:style style:name="P26" style:family="paragraph" style:parent-style-name="Preformatted_20_Text">
      <style:text-properties fo:font-style="normal" officeooo:rsid="003ea3d9" officeooo:paragraph-rsid="003ea3d9" style:font-style-asian="normal" style:font-style-complex="normal"/>
    </style:style>
    <style:style style:name="P27" style:family="paragraph" style:parent-style-name="Preformatted_20_Text">
      <style:text-properties fo:font-style="normal" officeooo:rsid="0040cc6b" officeooo:paragraph-rsid="0040cc6b" style:font-style-asian="normal" style:font-style-complex="normal"/>
    </style:style>
    <style:style style:name="P28" style:family="paragraph" style:parent-style-name="Preformatted_20_Text">
      <style:text-properties fo:font-style="normal" officeooo:rsid="002f397b" officeooo:paragraph-rsid="002f397b" style:font-style-asian="normal" style:font-style-complex="normal"/>
    </style:style>
    <style:style style:name="P29" style:family="paragraph" style:parent-style-name="Preformatted_20_Text">
      <style:text-properties fo:font-style="normal" officeooo:rsid="002fd850" officeooo:paragraph-rsid="002fd850" style:font-style-asian="normal" style:font-style-complex="normal"/>
    </style:style>
    <style:style style:name="P30" style:family="paragraph" style:parent-style-name="Preformatted_20_Text">
      <style:text-properties fo:font-style="normal" officeooo:rsid="0030be72" officeooo:paragraph-rsid="0030be72" style:font-style-asian="normal" style:font-style-complex="normal"/>
    </style:style>
    <style:style style:name="P31" style:family="paragraph" style:parent-style-name="Preformatted_20_Text">
      <style:text-properties fo:font-style="normal" officeooo:rsid="0032d73c" officeooo:paragraph-rsid="0032d73c" style:font-style-asian="normal" style:font-style-complex="normal"/>
    </style:style>
    <style:style style:name="P32" style:family="paragraph" style:parent-style-name="Preformatted_20_Text">
      <style:text-properties fo:font-style="normal" officeooo:rsid="003466d4" officeooo:paragraph-rsid="003466d4" style:font-style-asian="normal" style:font-style-complex="normal"/>
    </style:style>
    <style:style style:name="P33" style:family="paragraph" style:parent-style-name="Preformatted_20_Text">
      <style:text-properties fo:font-style="normal" officeooo:rsid="0028a9a6" officeooo:paragraph-rsid="0028a9a6" style:font-style-asian="normal" style:font-style-complex="normal"/>
    </style:style>
    <style:style style:name="P34" style:family="paragraph" style:parent-style-name="Preformatted_20_Text">
      <style:text-properties fo:font-style="normal" officeooo:rsid="005d7ac7" officeooo:paragraph-rsid="005d7ac7" style:font-style-asian="normal" style:font-style-complex="normal"/>
    </style:style>
    <style:style style:name="P35" style:family="paragraph" style:parent-style-name="Preformatted_20_Text">
      <style:text-properties fo:font-style="normal" officeooo:rsid="005e89d6" officeooo:paragraph-rsid="005e89d6" style:font-style-asian="normal" style:font-style-complex="normal"/>
    </style:style>
    <style:style style:name="P36" style:family="paragraph" style:parent-style-name="Preformatted_20_Text">
      <style:text-properties officeooo:rsid="00731499" officeooo:paragraph-rsid="00731499"/>
    </style:style>
    <style:style style:name="P37" style:family="paragraph" style:parent-style-name="Preformatted_20_Text">
      <style:paragraph-properties fo:margin-top="0cm" fo:margin-bottom="0.499cm" loext:contextual-spacing="false"/>
    </style:style>
    <style:style style:name="P38" style:family="paragraph" style:parent-style-name="Preformatted_20_Text">
      <style:paragraph-properties fo:margin-top="0cm" fo:margin-bottom="0.499cm" loext:contextual-spacing="false"/>
      <style:text-properties officeooo:paragraph-rsid="0032d73c"/>
    </style:style>
    <style:style style:name="P39" style:family="paragraph" style:parent-style-name="Text_20_body">
      <style:text-properties fo:font-style="normal" officeooo:rsid="0028a9a6" officeooo:paragraph-rsid="0028a9a6" style:font-style-asian="normal" style:font-style-complex="normal"/>
    </style:style>
    <style:style style:name="P40" style:family="paragraph" style:parent-style-name="Text_20_body">
      <style:text-properties fo:font-style="normal" officeooo:rsid="0029c30b" officeooo:paragraph-rsid="002a6c1d" style:font-style-asian="normal" style:font-style-complex="normal"/>
    </style:style>
    <style:style style:name="P41" style:family="paragraph" style:parent-style-name="Text_20_body">
      <style:text-properties fo:font-style="normal" officeooo:rsid="0029c30b" officeooo:paragraph-rsid="0029c30b" style:font-style-asian="normal" style:font-style-complex="normal"/>
    </style:style>
    <style:style style:name="P42" style:family="paragraph" style:parent-style-name="Text_20_body">
      <style:text-properties fo:font-style="normal" officeooo:rsid="002c6688" officeooo:paragraph-rsid="002c6688" style:font-style-asian="normal" style:font-style-complex="normal"/>
    </style:style>
    <style:style style:name="P43" style:family="paragraph" style:parent-style-name="Text_20_body">
      <style:text-properties fo:font-style="normal" officeooo:rsid="002d3121" officeooo:paragraph-rsid="002d3121" style:font-style-asian="normal" style:font-style-complex="normal"/>
    </style:style>
    <style:style style:name="P44" style:family="paragraph" style:parent-style-name="Text_20_body">
      <style:text-properties fo:font-style="normal" officeooo:rsid="003830ec" officeooo:paragraph-rsid="003830ec" style:font-style-asian="normal" style:font-style-complex="normal"/>
    </style:style>
    <style:style style:name="P45" style:family="paragraph" style:parent-style-name="Text_20_body">
      <style:text-properties fo:font-style="normal" officeooo:rsid="0039f024" officeooo:paragraph-rsid="0039f024" style:font-style-asian="normal" style:font-style-complex="normal"/>
    </style:style>
    <style:style style:name="P46" style:family="paragraph" style:parent-style-name="Text_20_body">
      <style:text-properties fo:font-style="normal" officeooo:rsid="003be1a9" officeooo:paragraph-rsid="003be1a9" style:font-style-asian="normal" style:font-style-complex="normal"/>
    </style:style>
    <style:style style:name="P47" style:family="paragraph" style:parent-style-name="Text_20_body">
      <style:text-properties fo:font-style="normal" officeooo:rsid="003d371b" officeooo:paragraph-rsid="003d371b" style:font-style-asian="normal" style:font-style-complex="normal"/>
    </style:style>
    <style:style style:name="P48" style:family="paragraph" style:parent-style-name="Text_20_body">
      <style:text-properties fo:font-style="normal" officeooo:rsid="003d7276" officeooo:paragraph-rsid="003d7276" style:font-style-asian="normal" style:font-style-complex="normal"/>
    </style:style>
    <style:style style:name="P49" style:family="paragraph" style:parent-style-name="Text_20_body">
      <style:text-properties fo:font-style="normal" officeooo:rsid="003ea3d9" officeooo:paragraph-rsid="003ea3d9" style:font-style-asian="normal" style:font-style-complex="normal"/>
    </style:style>
    <style:style style:name="P50" style:family="paragraph" style:parent-style-name="Text_20_body">
      <style:text-properties fo:font-style="normal" officeooo:rsid="0040cc6b" officeooo:paragraph-rsid="0040cc6b" style:font-style-asian="normal" style:font-style-complex="normal"/>
    </style:style>
    <style:style style:name="P51" style:family="paragraph" style:parent-style-name="Text_20_body">
      <style:text-properties fo:font-style="normal" officeooo:rsid="0040fca9" officeooo:paragraph-rsid="0040fca9" style:font-style-asian="normal" style:font-style-complex="normal"/>
    </style:style>
    <style:style style:name="P52" style:family="paragraph" style:parent-style-name="Text_20_body">
      <style:text-properties fo:font-style="normal" officeooo:rsid="0043cff5" officeooo:paragraph-rsid="0043cff5" style:font-style-asian="normal" style:font-style-complex="normal"/>
    </style:style>
    <style:style style:name="P53" style:family="paragraph" style:parent-style-name="Text_20_body">
      <style:text-properties fo:font-style="normal" officeooo:rsid="0044deca" officeooo:paragraph-rsid="0044deca" style:font-style-asian="normal" style:font-style-complex="normal"/>
    </style:style>
    <style:style style:name="P54" style:family="paragraph" style:parent-style-name="Text_20_body">
      <style:text-properties fo:font-style="normal" officeooo:rsid="00464323" officeooo:paragraph-rsid="00464323" style:font-style-asian="normal" style:font-style-complex="normal"/>
    </style:style>
    <style:style style:name="P55" style:family="paragraph" style:parent-style-name="Text_20_body">
      <style:text-properties fo:font-style="normal" officeooo:rsid="0046c7a3" officeooo:paragraph-rsid="0046c7a3" style:font-style-asian="normal" style:font-style-complex="normal"/>
    </style:style>
    <style:style style:name="P56" style:family="paragraph" style:parent-style-name="Text_20_body">
      <style:text-properties fo:font-style="normal" officeooo:rsid="00470ed7" officeooo:paragraph-rsid="00470ed7" style:font-style-asian="normal" style:font-style-complex="normal"/>
    </style:style>
    <style:style style:name="P57" style:family="paragraph" style:parent-style-name="Text_20_body">
      <style:text-properties fo:font-style="normal" officeooo:rsid="0048a8db" officeooo:paragraph-rsid="0048a8db" style:font-style-asian="normal" style:font-style-complex="normal"/>
    </style:style>
    <style:style style:name="P58" style:family="paragraph" style:parent-style-name="Text_20_body">
      <style:text-properties fo:font-style="normal" officeooo:rsid="0048f2b9" officeooo:paragraph-rsid="0048f2b9" style:font-style-asian="normal" style:font-style-complex="normal"/>
    </style:style>
    <style:style style:name="P59" style:family="paragraph" style:parent-style-name="Text_20_body">
      <style:text-properties fo:font-style="normal" officeooo:rsid="0049e75b" officeooo:paragraph-rsid="0049e75b" style:font-style-asian="normal" style:font-style-complex="normal"/>
    </style:style>
    <style:style style:name="P60" style:family="paragraph" style:parent-style-name="Text_20_body">
      <style:text-properties fo:font-style="normal" officeooo:rsid="004b4092" officeooo:paragraph-rsid="004b4092" style:font-style-asian="normal" style:font-style-complex="normal"/>
    </style:style>
    <style:style style:name="P61" style:family="paragraph" style:parent-style-name="Text_20_body">
      <style:text-properties fo:font-style="normal" officeooo:rsid="004d1a58" officeooo:paragraph-rsid="004d1a58" style:font-style-asian="normal" style:font-style-complex="normal"/>
    </style:style>
    <style:style style:name="P62" style:family="paragraph" style:parent-style-name="Text_20_body">
      <style:text-properties fo:font-style="normal" officeooo:rsid="004ed624" officeooo:paragraph-rsid="004ed624" style:font-style-asian="normal" style:font-style-complex="normal"/>
    </style:style>
    <style:style style:name="P63" style:family="paragraph" style:parent-style-name="Text_20_body">
      <style:text-properties fo:font-style="normal" officeooo:rsid="00528c41" officeooo:paragraph-rsid="00528c41" style:font-style-asian="normal" style:font-style-complex="normal"/>
    </style:style>
    <style:style style:name="P64" style:family="paragraph" style:parent-style-name="Text_20_body">
      <style:text-properties fo:font-style="normal" officeooo:rsid="002dcb81" officeooo:paragraph-rsid="002dcb81" style:font-style-asian="normal" style:font-style-complex="normal"/>
    </style:style>
    <style:style style:name="P65" style:family="paragraph" style:parent-style-name="Text_20_body">
      <style:text-properties fo:font-style="normal" officeooo:rsid="002f397b" officeooo:paragraph-rsid="002f397b" style:font-style-asian="normal" style:font-style-complex="normal"/>
    </style:style>
    <style:style style:name="P66" style:family="paragraph" style:parent-style-name="Text_20_body">
      <style:text-properties fo:font-style="normal" officeooo:rsid="002fd850" officeooo:paragraph-rsid="002fd850" style:font-style-asian="normal" style:font-style-complex="normal"/>
    </style:style>
    <style:style style:name="P67" style:family="paragraph" style:parent-style-name="Text_20_body">
      <style:text-properties fo:font-style="normal" officeooo:rsid="0032d73c" officeooo:paragraph-rsid="0032d73c" style:font-style-asian="normal" style:font-style-complex="normal"/>
    </style:style>
    <style:style style:name="P68" style:family="paragraph" style:parent-style-name="Text_20_body">
      <style:text-properties fo:font-style="normal" officeooo:rsid="003466d4" officeooo:paragraph-rsid="003466d4" style:font-style-asian="normal" style:font-style-complex="normal"/>
    </style:style>
    <style:style style:name="P69" style:family="paragraph" style:parent-style-name="Text_20_body">
      <style:text-properties fo:font-style="normal" officeooo:rsid="0036b6bb" officeooo:paragraph-rsid="0036b6bb" style:font-style-asian="normal" style:font-style-complex="normal"/>
    </style:style>
    <style:style style:name="P70" style:family="paragraph" style:parent-style-name="Text_20_body">
      <style:text-properties fo:font-style="normal" officeooo:rsid="0056b96c" officeooo:paragraph-rsid="0057b2c6" style:font-style-asian="normal" style:font-style-complex="normal"/>
    </style:style>
    <style:style style:name="P71" style:family="paragraph" style:parent-style-name="Text_20_body">
      <style:text-properties fo:font-style="normal" officeooo:rsid="005a4c35" officeooo:paragraph-rsid="005a4c35" style:font-style-asian="normal" style:font-style-complex="normal"/>
    </style:style>
    <style:style style:name="P72" style:family="paragraph" style:parent-style-name="Text_20_body">
      <style:text-properties fo:font-style="normal" officeooo:rsid="00591298" officeooo:paragraph-rsid="00591298" style:font-style-asian="normal" style:font-style-complex="normal"/>
    </style:style>
    <style:style style:name="P73" style:family="paragraph" style:parent-style-name="Text_20_body">
      <style:text-properties fo:font-style="normal" officeooo:rsid="00640dda" officeooo:paragraph-rsid="00640dda" style:font-style-asian="normal" style:font-style-complex="normal"/>
    </style:style>
    <style:style style:name="P74" style:family="paragraph" style:parent-style-name="Text_20_body">
      <style:text-properties fo:font-style="normal" officeooo:rsid="00678570" officeooo:paragraph-rsid="00678570" style:font-style-asian="normal" style:font-style-complex="normal"/>
    </style:style>
    <style:style style:name="P75" style:family="paragraph" style:parent-style-name="Text_20_body">
      <style:text-properties officeooo:rsid="002d3121" officeooo:paragraph-rsid="002d3121"/>
    </style:style>
    <style:style style:name="P76" style:family="paragraph" style:parent-style-name="Text_20_body">
      <style:text-properties officeooo:rsid="002dcb81" officeooo:paragraph-rsid="002dcb81"/>
    </style:style>
    <style:style style:name="P77" style:family="paragraph" style:parent-style-name="Text_20_body">
      <style:text-properties officeooo:rsid="002f397b" officeooo:paragraph-rsid="002f397b"/>
    </style:style>
    <style:style style:name="P78" style:family="paragraph" style:parent-style-name="Text_20_body">
      <style:text-properties officeooo:paragraph-rsid="003d7276"/>
    </style:style>
    <style:style style:name="P79" style:family="paragraph" style:parent-style-name="Text_20_body">
      <style:text-properties officeooo:rsid="0036b6bb" officeooo:paragraph-rsid="0036b6bb"/>
    </style:style>
    <style:style style:name="P80" style:family="paragraph" style:parent-style-name="Text_20_body">
      <style:text-properties officeooo:rsid="0036b6bb" officeooo:paragraph-rsid="00591298"/>
    </style:style>
    <style:style style:name="P81" style:family="paragraph" style:parent-style-name="Preformatted_20_Text">
      <style:text-properties fo:font-style="normal" officeooo:rsid="0030be72" officeooo:paragraph-rsid="0030be72" style:font-style-asian="normal" style:font-style-complex="normal"/>
    </style:style>
    <style:style style:name="P82" style:family="paragraph" style:parent-style-name="Preformatted_20_Text">
      <style:text-properties fo:font-style="normal" officeooo:rsid="007a6c44" officeooo:paragraph-rsid="007a6c44"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dcf17" style:font-style-asian="normal" style:font-style-complex="normal"/>
    </style:style>
    <style:style style:name="T3" style:family="text">
      <style:text-properties fo:font-style="normal" officeooo:rsid="00204531" style:font-style-asian="normal" style:font-style-complex="normal"/>
    </style:style>
    <style:style style:name="T4" style:family="text">
      <style:text-properties fo:font-style="normal" officeooo:rsid="002241ce" style:font-style-asian="normal" style:font-style-complex="normal"/>
    </style:style>
    <style:style style:name="T5" style:family="text">
      <style:text-properties fo:font-style="normal" officeooo:rsid="0025ee27" style:font-style-asian="normal" style:font-style-complex="normal"/>
    </style:style>
    <style:style style:name="T6" style:family="text">
      <style:text-properties fo:font-style="normal" officeooo:rsid="002e0c48" style:font-style-asian="normal" style:font-style-complex="normal"/>
    </style:style>
    <style:style style:name="T7" style:family="text">
      <style:text-properties fo:font-style="normal" officeooo:rsid="003466d4" style:font-style-asian="normal" style:font-style-complex="normal"/>
    </style:style>
    <style:style style:name="T8" style:family="text">
      <style:text-properties fo:font-style="normal" officeooo:rsid="003d7276" style:font-style-asian="normal" style:font-style-complex="normal"/>
    </style:style>
    <style:style style:name="T9" style:family="text">
      <style:text-properties fo:font-style="normal" officeooo:rsid="00591298" style:font-style-asian="normal" style:font-style-complex="normal"/>
    </style:style>
    <style:style style:name="T10" style:family="text">
      <style:text-properties officeooo:rsid="001d7d79"/>
    </style:style>
    <style:style style:name="T11" style:family="text">
      <style:text-properties officeooo:rsid="001dcf17"/>
    </style:style>
    <style:style style:name="T12" style:family="text">
      <style:text-properties fo:font-style="italic" style:font-style-asian="italic" style:font-style-complex="italic"/>
    </style:style>
    <style:style style:name="T13" style:family="text">
      <style:text-properties fo:font-style="italic" officeooo:rsid="002e0c48" style:font-style-asian="italic" style:font-style-complex="italic"/>
    </style:style>
    <style:style style:name="T14" style:family="text">
      <style:text-properties officeooo:rsid="002a6c1d"/>
    </style:style>
    <style:style style:name="T15" style:family="text">
      <style:text-properties officeooo:rsid="0032d73c"/>
    </style:style>
    <style:style style:name="T16" style:family="text">
      <style:text-properties officeooo:rsid="003d2ada"/>
    </style:style>
    <style:style style:name="T17" style:family="text">
      <style:text-properties officeooo:rsid="003d371b"/>
    </style:style>
    <style:style style:name="T18" style:family="text">
      <style:text-properties officeooo:rsid="003f0fa7"/>
    </style:style>
    <style:style style:name="T19" style:family="text">
      <style:text-properties officeooo:rsid="0040bc8b"/>
    </style:style>
    <style:style style:name="T20" style:family="text">
      <style:text-properties officeooo:rsid="0040cc6b"/>
    </style:style>
    <style:style style:name="T21" style:family="text">
      <style:text-properties officeooo:rsid="0041d1f7"/>
    </style:style>
    <style:style style:name="T22" style:family="text">
      <style:text-properties officeooo:rsid="0046c7a3"/>
    </style:style>
    <style:style style:name="T23" style:family="text">
      <style:text-properties officeooo:rsid="0050bfaf"/>
    </style:style>
    <style:style style:name="T24" style:family="text">
      <style:text-properties officeooo:rsid="00535032"/>
    </style:style>
    <style:style style:name="T25" style:family="text">
      <style:text-properties officeooo:rsid="0057b2c6"/>
    </style:style>
    <style:style style:name="T26" style:family="text">
      <style:text-properties officeooo:rsid="005bd711"/>
    </style:style>
    <style:style style:name="T27" style:family="text">
      <style:text-properties officeooo:rsid="0065f2f2"/>
    </style:style>
    <style:style style:name="T28" style:family="text">
      <style:text-properties officeooo:rsid="0068e580"/>
    </style:style>
    <style:style style:name="T29" style:family="text">
      <style:text-properties officeooo:rsid="006a56d9"/>
    </style:style>
    <style:style style:name="T30" style:family="text">
      <style:text-properties officeooo:rsid="006b99dc"/>
    </style:style>
    <style:style style:name="T31" style:family="text">
      <style:text-properties officeooo:rsid="006e671f"/>
    </style:style>
    <style:style style:name="T32" style:family="text">
      <style:text-properties officeooo:rsid="0076b9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T UP <text:span text:style-name="T10">OVPN on </text:span>LINUX:</text:p>
      <text:p text:style-name="P1">Download the <text:span text:style-name="T11">certification </text:span>files in <text:span text:style-name="T11">from link in </text:span>e-mail and copy them at a point.</text:p>
      <text:p text:style-name="P1">Terminal command:</text:p>
      <text:p text:style-name="P1">1.<text:tab/>sudo su</text:p>
      <text:p text:style-name="P1">2.<text:tab/>apt-get install openvpn unzip</text:p>
      <text:p text:style-name="P5">3.<text:tab/>Go to the directory of downloaded files before.</text:p>
      <text:p text:style-name="P1">3.<text:tab/>openvpn –config /<text:span text:style-name="T1">client.ovpn </text:span></text:p>
      <text:p text:style-name="P6">4.<text:tab/>enter username: mcs20**** and password.</text:p>
      <text:p text:style-name="P7">5.<text:tab/>Connection is established.</text:p>
      <text:p text:style-name="P7"/>
      <text:p text:style-name="P9">Close OpenVPN:</text:p>
      <text:p text:style-name="P4"><text:span text:style-name="T5">command: </text:span><text:span text:style-name="Source_20_Text"><text:span text:style-name="T1">killall -SIGINT openvpn</text:span></text:span></text:p>
      <text:p text:style-name="P7"/>
      <text:p text:style-name="P7">USING IT:</text:p>
      <text:p text:style-name="P8">1. ssh baadalvm@”ipaddress provided”.</text:p>
      <text:p text:style-name="P8"/>
      <text:p text:style-name="P10">STOP IT:</text:p>
      <text:p text:style-name="P10">1. type “exit”.</text:p>
      <text:p text:style-name="P8"/>
      <text:p text:style-name="P11">Install Eclipse:</text:p>
      <text:p text:style-name="P2"><text:span text:style-name="T1"><text:s/></text:span><text:span text:style-name="T2">download .tar file in native machine.</text:span></text:p>
      <text:p text:style-name="P2"><text:span text:style-name="T2"><text:s/></text:span><text:span text:style-name="T4">Command: </text:span><text:span text:style-name="T3">Scp [path of file to send] baadalvm@&lt;ipadress&gt;:[target Directory]</text:span></text:p>
      <text:p text:style-name="P24"><text:span text:style-name="T3">e</text:span><text:span text:style-name="T1">x: scp gem5.zip baadalvm@10.17.51.20:/home/baadalvm/Downloads/labProject3/</text:span></text:p>
      <text:p text:style-name="P3"><text:span text:style-name="T3">c</text:span><text:span text:style-name="T1">ommand: from the [target directory in target machine] tar -xvzf Packsagename.tar.gz</text:span></text:p>
      <text:p text:style-name="P12">open eclipse from extracted folder</text:p>
      <text:p text:style-name="P12"/>
      <text:p text:style-name="P13">Subversion:</text:p>
      <text:p text:style-name="P43">1. Install Apache2</text:p>
      <text:p text:style-name="P43">sudo apt update</text:p>
      <text:p text:style-name="P43">sudo apt install apache2 apache2-utils</text:p>
      <text:p text:style-name="P43">After installing apache2 start and enable it:</text:p>
      <text:p text:style-name="P43">sudo systemctl start apache2.service</text:p>
      <text:p text:style-name="P43">sudo systemctl enable apache2.service</text:p>
      <text:p text:style-name="P43">2. Install SVN</text:p>
      <text:p text:style-name="P43">sudo apt-get install subversion libapache2-mod-svn subversion-tools libsvn-dev</text:p>
      <text:p text:style-name="P43">enable apache2 modules to run svn to function</text:p>
      <text:p text:style-name="P25"><text:bookmark text:name="8130"/>sudo a2enmod dav</text:p>
      <text:p text:style-name="Preformatted_20_Text">sudo a2enmod dav_svn</text:p>
      <text:p text:style-name="P37">sudo service apache2 restart</text:p>
      <text:p text:style-name="P43">3. configure Apache2 with SVN:</text:p>
      <text:p text:style-name="P75"><text:span text:style-name="T1">sudo nano /</text:span><text:span text:style-name="T12">etc/</text:span><text:span text:style-name="T1">apache2/mods-enabled/dav_svn.conf</text:span></text:p>
      <text:p text:style-name="P64">make changes to lines[uncomment] 1,2,3,4,12,13,14,23,29,31.[count from bottom]</text:p>
      <text:p text:style-name="P76"><text:span text:style-name="T1">make changes to line[</text:span><text:span text:style-name="T6">edit] 23 :SVNParentPath /</text:span><text:span text:style-name="T13">var</text:span><text:span text:style-name="T6">/www/svn</text:span></text:p>
      <text:p text:style-name="P77"><text:soft-page-break/><text:span text:style-name="T6">S</text:span><text:span text:style-name="T1">ave the above file ctrl + x</text:span></text:p>
      <text:p text:style-name="P28">Make a repository:</text:p>
      <text:p text:style-name="P28"/>
      <text:p text:style-name="P28"><text:bookmark text:name="de63"/>sudo mkdir /var/www/svn</text:p>
      <text:p text:style-name="Preformatted_20_Text">sudo svnadmin create /var/www/svn/project</text:p>
      <text:p text:style-name="Preformatted_20_Text">sudo chown -R www-data:www-data /var/www/svn</text:p>
      <text:p text:style-name="P37">sudo chmod -R 775 /var/www/svn</text:p>
      <text:p text:style-name="P65">4. Create SVN User Accounts</text:p>
      <text:p text:style-name="P28"><text:bookmark text:name="0826"/>sudo htpasswd -cm /etc/apache2/dav_svn.passwd admin</text:p>
      <text:p text:style-name="P65">add a password</text:p>
      <text:p text:style-name="P66">restart apache:</text:p>
      <text:p text:style-name="P29"><text:bookmark text:name="8a5f"/>sudo systemctl restart apache2.service</text:p>
      <text:p text:style-name="P29"/>
      <text:p text:style-name="P30">To Test it:</text:p>
      <text:p text:style-name="P30">http://{your_ip_address}/svn/project</text:p>
      <text:p text:style-name="P30"/>
      <text:p text:style-name="P82">On local machine: <text:a xlink:type="simple" xlink:href="http://10.52.10.210/svn/project/" text:style-name="Internet_20_link" text:visited-style-name="Visited_20_Internet_20_Link">http://10.52.10.210/svn/project/</text:a></text:p>
      <text:p text:style-name="P82">http://10.52.10.210/svn/project4/</text:p>
      <text:p text:style-name="P30"/>
      <text:p text:style-name="P31"/>
      <text:p text:style-name="P67">Make directory structure in SVN: </text:p>
      <text:p text:style-name="P31">mkdir /tmp/svn-template</text:p>
      <text:p text:style-name="Preformatted_20_Text"><text:span text:style-name="T15">m</text:span>kdir /tmp/svn-template/<text:span text:style-name="T15">src</text:span></text:p>
      <text:p text:style-name="Preformatted_20_Text">mkdir /tmp/svn-template/<text:span text:style-name="T15">include</text:span></text:p>
      <text:p text:style-name="P37">mkdir /tmp/svn-template/<text:span text:style-name="T15">lib</text:span></text:p>
      <text:p text:style-name="P38">mkdir /tmp/svn-template/<text:span text:style-name="T15">obj</text:span></text:p>
      <text:p text:style-name="P68">Then import the directories to project</text:p>
      <text:p text:style-name="P32">svn import -m 'Create trunk, branches, tags directory structure' /tmp/svn-template/ </text:p>
      <text:p text:style-name="P68"/>
      <text:p text:style-name="P79"><text:span text:style-name="T7">u</text:span><text:span text:style-name="T1">se command : sudo svn import -m ‘comment’ /</text:span><text:span text:style-name="T12">tmp/</text:span><text:span text:style-name="T1">svn-template/ </text:span><text:a xlink:type="simple" xlink:href="http://10.17.51.20/svn/project/" text:style-name="Internet_20_link" text:visited-style-name="Visited_20_Internet_20_Link"><text:span text:style-name="T1">http://10.17.51.20/svn/project/</text:span></text:a></text:p>
      <text:p text:style-name="P72">to import file: </text:p>
      <text:p text:style-name="P80"><text:span text:style-name="T1">udo svn import -m ‘comment’ ‘</text:span><text:span text:style-name="T9">file path with file’</text:span><text:span text:style-name="T1"> </text:span><text:a xlink:type="simple" xlink:href="http://10.17.51.20/svn/project/" text:style-name="Internet_20_link" text:visited-style-name="Visited_20_Internet_20_Link"><text:span text:style-name="T1">http://10.17.51.20/svn/project/</text:span></text:a><text:span text:style-name="T1">’</text:span><text:span text:style-name="T9">same filename as file’</text:span></text:p>
      <text:p text:style-name="P69">enter username: admin</text:p>
      <text:p text:style-name="P69">password: same as baadalvm password</text:p>
      <text:p text:style-name="P69"/>
      <text:p text:style-name="P70">TO DELETE AN IMPORTED FILE <text:span text:style-name="T25">FROM SVN</text:span>:</text:p>
      <text:p text:style-name="P70"><text:s/>$svn delete -m “Deleting file ‘yourfile’” <text:a xlink:type="simple" xlink:href="http://10.17.50.xx/svn/" text:style-name="Internet_20_link" text:visited-style-name="Visited_20_Internet_20_Link">http://10.17.50.xx/svn/</text:a>&lt;folder name&gt;/&lt;file name&gt;</text:p>
      <text:p text:style-name="P40">//<text:span text:style-name="T14">To delete a folder use rm -rf “foldername”</text:span></text:p>
      <text:p text:style-name="P49">Install GCC</text:p>
      <text:p text:style-name="P49">Install C compiler by installation of dev package build essentials</text:p>
      <text:p text:style-name="P26"><text:soft-page-break/>$ sudo apt install build-essential</text:p>
      <text:p text:style-name="P49"/>
      <text:p text:style-name="P49">Check C compiler version:</text:p>
      <text:p text:style-name="P26">$ gcc --version</text:p>
      <text:p text:style-name="P37">gcc (Ubuntu 9.2.1-17ubuntu1) 9.2.1 20191102</text:p>
      <text:p text:style-name="P49"/>
      <text:p text:style-name="P44">To write a C program in Ubuntu:</text:p>
      <text:p text:style-name="P45"><text:span text:style-name="T16">sudo </text:span>vi “programname”.cpp</text:p>
      <text:p text:style-name="P45">Unlike many word processors, vi starts up in command mode.</text:p>
      <text:p text:style-name="P45">In order to begin entering text in this empty file, you must change from command mode to insert mode. To do this, type</text:p>
      <text:p text:style-name="P37"><text:s text:c="6"/>i</text:p>
      <text:p text:style-name="Text_20_body">Nothing appears to change, but you are now in insert mode and can begin typing text. In general, vi's commands do not display on the screen and do not require the Return key to be pressed.</text:p>
      <text:p text:style-name="Text_20_body">Type a few short lines and press &lt;Return&gt; at the end of each line. If you type a long line, you will notice the vi does not word wrap, it merely breaks the line unceremoniously at the edge of the screen.</text:p>
      <text:p text:style-name="Text_20_body">If you make a mistake, pressing &lt;Backspace&gt; or &lt;Delete&gt; may remove the error, depending on your terminal type.</text:p>
      <text:p text:style-name="P45"/>
      <text:p text:style-name="P46">write program.</text:p>
      <text:p text:style-name="P47">Click Esc</text:p>
      <text:p text:style-name="P46">To save changes and exit: ‘:<text:span text:style-name="T17">x’</text:span></text:p>
      <text:p text:style-name="P46">without saving changes: :q</text:p>
      <text:p text:style-name="P46"/>
      <text:p text:style-name="P78"><text:span text:style-name="T8">if sudo not typed on exiting type: </text:span><text:span text:style-name="Source_20_Text">:w !sudo tee % &gt; /dev/null</text:span></text:p>
      <text:p text:style-name="P48"><text:s/><text:span text:style-name="T18">to compile: g++ -o main main.cpp </text:span><text:span text:style-name="T19">if main is program name</text:span></text:p>
      <text:p text:style-name="P48"/>
      <text:p text:style-name="P50">MakeFile</text:p>
      <text:p text:style-name="P50">vi makefile</text:p>
      <text:p text:style-name="P27">hello: main.o factorial.o hello.o</text:p>
      <text:p text:style-name="P37"><text:s text:c="3"/>$(CC)/<text:span text:style-name="T20">g++</text:span> main.o factorial.o hello.o -o hello</text:p>
      <text:p text:style-name="P50">clean:</text:p>
      <text:p text:style-name="P50">rm *.o output(remove anything ending with .o and output.)</text:p>
      <text:p text:style-name="P50"><text:soft-page-break/>https://www.youtube.com/watch?v=_r7i5X0rXJk</text:p>
      <text:p text:style-name="P51">LEX:</text:p>
      <text:p text:style-name="P52">sudo apt install flex</text:p>
      <text:p text:style-name="P51">vi <text:span text:style-name="T21">example.l</text:span></text:p>
      <text:p text:style-name="P53">write code:</text:p>
      <text:p text:style-name="P53">%%</text:p>
      <text:p text:style-name="P53">“+” {printf(“PLUS”);}</text:p>
      <text:p text:style-name="P53">%%</text:p>
      <text:p text:style-name="P53"><text:span text:style-name="T22">int </text:span>main(int argc, char** argv){</text:p>
      <text:p text:style-name="P53">yylex(); //Does the tokenizeing</text:p>
      <text:p text:style-name="P55">return 0;</text:p>
      <text:p text:style-name="P53">}</text:p>
      <text:p text:style-name="P53"/>
      <text:p text:style-name="P54">command: lex example.l</text:p>
      <text:p text:style-name="P54">a file lex.yy.cc is created.</text:p>
      <text:p text:style-name="P56">Gcc -lfl lex.yy.c</text:p>
      <text:p text:style-name="P54">Compile it:</text:p>
      <text:p text:style-name="P57">then type a number to check</text:p>
      <text:p text:style-name="P57"/>
      <text:p text:style-name="P58">YACC:</text:p>
      <text:p text:style-name="P60">sudo apt install bison</text:p>
      <text:p text:style-name="P59">sudo <text:span text:style-name="T24">vi </text:span>calc.y</text:p>
      <text:p text:style-name="P60">write the program</text:p>
      <text:p text:style-name="P61">command yacc -d calc.y</text:p>
      <text:p text:style-name="P62">gcc y.tab.c lex.yy.c</text:p>
      <text:p text:style-name="P60">./<text:span text:style-name="T23">a.out</text:span></text:p>
      <text:p text:style-name="P54"/>
      <text:p text:style-name="P42">INSTALLING GNUPLOT:</text:p>
      <text:p text:style-name="P42">sudo apt-get install gnuplot</text:p>
      <text:p text:style-name="P63">to plot &gt; plot tan(x)</text:p>
      <text:p text:style-name="P41"/>
      <text:p text:style-name="P71">SVN:</text:p>
      <text:p text:style-name="P71"><text:soft-page-break/>to see log:</text:p>
      <text:p text:style-name="P71"><text:span text:style-name="Source_20_Text">svn log [PATH]/</text:span><text:span text:style-name="Source_20_Text"><text:span text:style-name="T26">URL</text:span></text:span></text:p>
      <text:p text:style-name="P39"/>
      <text:p text:style-name="P33"><text:s/>svn checkout http://svn.server.com/svn/project_repo –username=tom</text:p>
      <text:p text:style-name="P34">The project will be checked out in current working directory</text:p>
      <text:p text:style-name="P34"/>
      <text:p text:style-name="P35">svn commit -m ‘message’ to commit again </text:p>
      <text:p text:style-name="P39"/>
      <text:p text:style-name="P39"/>
      <text:p text:style-name="P73">MAKE FILE:</text:p>
      <text:p text:style-name="P73">i. To pass variable from make file <text:span text:style-name="T27">as command line parameters</text:span></text:p>
      <text:p text:style-name="P73"><text:a xlink:type="simple" xlink:href="https://stackoverflow.com/questions/2826029/passing-additional-variables-from-command-line-to-make" text:style-name="Internet_20_link" text:visited-style-name="Visited_20_Internet_20_Link">https://stackoverflow.com/questions/2826029/passing-additional-variables-from-command-line-to-make</text:a></text:p>
      <text:p text:style-name="P74">If error empty variable name shows up then there are spaces between assignment statement i.e, v =r or v= r or v = r. It should be v=r</text:p>
      <text:p text:style-name="P15"/>
      <text:p text:style-name="P14"/>
      <text:p text:style-name="P16">Sample Makefile:</text:p>
      <text:p text:style-name="P16">Op=</text:p>
      <text:p text:style-name="P16">m1=</text:p>
      <text:p text:style-name="P16">m2=</text:p>
      <text:p text:style-name="P16"/>
      <text:p text:style-name="P16"><text:span text:style-name="T30">run</text:span>: <text:s/></text:p>
      <text:p text:style-name="P16"><text:tab/>@echo ${Op}</text:p>
      <text:p text:style-name="P16"><text:tab/>@echo ${m1}</text:p>
      <text:p text:style-name="P17"><text:tab/>@echo ${m2}</text:p>
      <text:p text:style-name="P17"/>
      <text:p text:style-name="P17"><text:span text:style-name="T28">Run command: make run(if run </text:span><text:span text:style-name="T30">target</text:span><text:span text:style-name="T28"> is present) Op=1 m1=”matrix.txt” m2=”matrix.txt”</text:span></text:p>
      <text:p text:style-name="P17"><text:span text:style-name="T29">Output will show the typed parameter values</text:span> </text:p>
      <text:p text:style-name="P17"/>
      <text:p text:style-name="P18">ii. To execute commands :</text:p>
      <text:p text:style-name="P18"><text:s text:c="4"/>target file: list dependencicies which we have to make in order </text:p>
      <text:p text:style-name="P18"><text:tab/><text:tab/>command to convert files in left to files on right</text:p>
      <text:p text:style-name="P18"/>
      <text:p text:style-name="P18">iii. To clean files:</text:p>
      <text:p text:style-name="P18"/>
      <text:p text:style-name="P18"><text:tab/>clean:</text:p>
      <text:p text:style-name="P18"><text:tab/><text:tab/>-rm file names and their extentions</text:p>
      <text:p text:style-name="P18"/>
      <text:p text:style-name="P19"><text:tab/>command: make clean</text:p>
      <text:p text:style-name="P19"/>
      <text:p text:style-name="P19"><text:span text:style-name="T31">To exit from nano : Control + X</text:span><text:tab/></text:p>
      <text:p text:style-name="P19"/>
      <text:p text:style-name="P20">TO PASS ARGUMENTS TO C PROGRAM</text:p>
      <text:p text:style-name="P20"><text:a xlink:type="simple" xlink:href="https://www.geeksforgeeks.org/command-line-arguments-in-c-cpp/" text:style-name="Internet_20_link" text:visited-style-name="Visited_20_Internet_20_Link">https://www.geeksforgeeks.org/command-line-arguments-in-c-cpp/</text:a></text:p>
      <text:p text:style-name="P20"/>
      <text:p text:style-name="P21">to make yourself owner of directory:</text:p>
      <text:p text:style-name="P36"><text:soft-page-break/><text:span text:style-name="Source_20_Text">sudo chown -R "$USER:" /path/to/the/directory</text:span></text:p>
      <text:p text:style-name="P21"/>
      <text:p text:style-name="P21"/>
      <text:p text:style-name="P22">TO ADD FILES TO SVN:</text:p>
      <text:p text:style-name="P22">sudo svn add <text:span text:style-name="T32">[filename]</text:span></text:p>
      <text:p text:style-name="P22"/>
      <text:p text:style-name="P23">make run Op=1 m1=”matrix1.txt” m2=”matrix2.tx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09:27:41.340044451</meta:creation-date>
    <dc:date>2020-12-12T11:45:18.629997262</dc:date>
    <meta:editing-duration>PT19H28M16S</meta:editing-duration>
    <meta:editing-cycles>69</meta:editing-cycles>
    <meta:generator>LibreOffice/6.4.6.2$Linux_X86_64 LibreOffice_project/40$Build-2</meta:generator>
    <meta:document-statistic meta:table-count="0" meta:image-count="0" meta:object-count="0" meta:page-count="6" meta:paragraph-count="157" meta:word-count="813" meta:character-count="5537" meta:non-whitespace-character-count="4845"/>
  </office:meta>
</office:document-meta>
</file>